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94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34.3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6.19pt" fo:break-before="auto" style:use-optimal-row-height="fals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/>
      <table:table table:name="TERES-PCB5-KEYBOARD_Rev.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20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SMD РЕЗ. 5x3.2mm 16 Mhz 30PPM 12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Q5x3.25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ИС ATMEGA32U4-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QFP44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FPV-WZB25-24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FLEX-CONN-KBD-TERES-24x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20 NF +80-20% 1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8,C9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/>
            <text:p>SMD КОНД 0603 1 UF 10V X5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6,C7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КОНД 0402 1 NF X7R 50VD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10,C11,C12,C13,C14,C15,C16,C17,C18,C19,C20,C21,C22,C23,C24,C25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402 22 PF NP0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6,C27</text:p>
          </table:table-cell>
          <table:table-cell table:style-name="ce2" office:value-type="string" calcext:value-type="string">
            <text:p>C04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ИНД 0805 600 OHM 2A HIGH CURR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1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, R4,R5,R6,R7,R9,R1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,R3,R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.МАТРИЦА (4x0603) 1.5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P1,RP2</text:p>
          </table:table-cell>
          <table:table-cell table:style-name="ce2" office:value-type="string" calcext:value-type="string">
            <text:p>R_MATRIX_4_KICAD</text:p>
          </table:table-cell>
          <table:table-cell table:number-columns-repeated="1020"/>
        </table:table-row>
        <table:table-row table:style-name="ro6">
          <table:table-cell table:style-name="ce3" office:value-type="string" calcext:value-type="string">
            <text:p>SMD СЪЕДИНИТЕЛ FPA-WZB25-05-LF (TERES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FLEXCON-0.5-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СЪЕДИНИТЕЛ FPV-WZB201-06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FLEXCON-0.5-6</text:p>
          </table:table-cell>
          <table:table-cell table:number-columns-repeated="1020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8:29:35.805234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09:18:00.514181850</dc:date>
    <meta:editing-duration>PT40M29S</meta:editing-duration>
    <meta:editing-cycles>7</meta:editing-cycles>
    <meta:generator>LibreOffice/5.2.2.2$Linux_X86_64 LibreOffice_project/20m0$Build-2</meta:generator>
    <meta:document-statistic meta:table-count="1" meta:cell-count="60" meta:object-count="0"/>
  </office:meta>
</office:document-meta>
</file>